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fce16" officeooo:paragraph-rsid="007ea72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14e46" officeooo:paragraph-rsid="007ea72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82538d" officeooo:paragraph-rsid="007ea72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ea72a" style:font-size-asian="12pt" style:font-size-complex="12pt"/>
    </style:style>
    <style:style style:name="P8" style:family="paragraph" style:parent-style-name="Standard">
      <style:text-properties style:font-name="Liberation Serif" fo:font-size="10pt" officeooo:rsid="0078683b" officeooo:paragraph-rsid="00806273" style:font-size-asian="8.75pt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806273" style:font-size-asian="10pt" style:font-weight-asian="normal" style:font-size-complex="10pt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14e46" officeooo:paragraph-rsid="007ea72a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2538d" officeooo:paragraph-rsid="007ea72a" style:font-size-asian="12pt" style:font-size-complex="12pt"/>
    </style:style>
    <style:style style:name="P12" style:family="paragraph" style:parent-style-name="Table_20_Contents" style:list-style-name="L1" style:master-page-name="Standard">
      <style:paragraph-properties fo:text-align="start" style:justify-single-word="false" style:page-number="auto" fo:break-before="page"/>
      <style:text-properties style:font-name="Liberation Serif" fo:font-size="12pt" officeooo:rsid="007fce16" officeooo:paragraph-rsid="007ea72a" style:font-size-asian="12pt" style:font-size-complex="12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00f72"/>
    </style:style>
    <style:style style:name="T2" style:family="text">
      <style:text-properties officeooo:rsid="00330f69"/>
    </style:style>
    <style:style style:name="T3" style:family="text">
      <style:text-properties fo:color="#0000ff"/>
    </style:style>
    <style:style style:name="T4" style:family="text">
      <style:text-properties fo:color="#0000ff" officeooo:rsid="00814e46"/>
    </style:style>
    <style:style style:name="T5" style:family="text">
      <style:text-properties fo:color="#0000ff" officeooo:rsid="008416d2"/>
    </style:style>
    <style:style style:name="T6" style:family="text">
      <style:text-properties officeooo:rsid="008416d2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840c47" style:font-style-asian="normal" style:font-style-complex="normal"/>
    </style:style>
    <style:style style:name="T10" style:family="text">
      <style:text-properties fo:font-style="normal" officeooo:rsid="00433024" style:font-style-asian="normal" style:font-style-complex="normal"/>
    </style:style>
    <style:style style:name="T11" style:family="text">
      <style:text-properties fo:font-style="normal" officeooo:rsid="004259cd" style:font-style-asian="normal" style:font-style-complex="normal"/>
    </style:style>
    <style:style style:name="T12" style:family="text">
      <style:text-properties fo:font-style="normal" officeooo:rsid="00383709" style:font-style-asian="normal" style:font-style-complex="normal"/>
    </style:style>
    <style:style style:name="T13" style:family="text">
      <style:text-properties fo:font-style="normal" officeooo:rsid="003fa25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8324010" text:style-name="L1">
        <text:list-item>
          <text:p text:style-name="P12">Liste alle Kunden (namentlich) zusammen mit deren Bestellungen auf.<text:line-break/><text:span text:style-name="T4">SELECT Customers.CustomerName, Orders.OrderID<text:line-break/>FROM Customers LEFT JOIN Orders ON Customers.CustomerID=Orders.CustomerID;</text:span></text:p>
        </text:list-item>
      </text:list>
      <text:p text:style-name="P4"/>
      <text:list xml:id="list205148683186807" text:continue-numbering="true" text:style-name="L1">
        <text:list-item>
          <text:p text:style-name="P10">Welche Kunden haben <text:span text:style-name="T6">bisher noch </text:span>keine Bestellung getätigt?<text:line-break/><text:span text:style-name="T3">SELECT Customers.CustomerName<text:line-break/>FROM Customers LEFT JOIN Orders ON Customers.CustomerID=Orders.CustomerID<text:line-break/>WHERE Orders.OrderID IS NULL;</text:span></text:p>
        </text:list-item>
      </text:list>
      <text:p text:style-name="P5"/>
      <text:list xml:id="list205148987520013" text:continue-numbering="true" text:style-name="L1">
        <text:list-item>
          <text:p text:style-name="P11">Welche Mitarbeiter haben <text:span text:style-name="T6">noch nie eine</text:span> Bestellung bearbeitet?<text:line-break/><text:span text:style-name="T5">SELECT Employees.FirstName, <text:s/>Employees.LastName<text:line-break/>FROM Orders RIGHT JOIN Employees ON Orders.EmployeeID = Employees.EmployeeID</text:span><text:span text:style-name="T6"><text:line-break/></text:span><text:span text:style-name="T5">WHERE Orders.OrderID IS NULL;</text:span></text:p>
        </text:list-item>
      </text:list>
      <text:p text:style-name="P6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draw:frame text:anchor-type="paragraph" draw:z-index="0" draw:name="Form1" draw:style-name="gr1" draw:text-style-name="P13" svg:width="1.795cm" svg:height="0.63cm" svg:x="15.217cm" svg:y="0.18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7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9">pothmann.de</text:span></text:a><text:span text:style-name="T9">, </text:span><text:span text:style-name="T10">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1">Ju</text:span><text:span text:style-name="T12">l</text:span><text:span text:style-name="T11">i</text:span><text:span text:style-name="T13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00f72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Outer Joins – Lösungen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20:51:47.272000000</dc:date>
    <meta:editing-duration>PT8H6M</meta:editing-duration>
    <meta:editing-cycles>88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6" meta:word-count="84" meta:character-count="738" meta:non-whitespace-character-count="659"/>
  </office:meta>
</office:document-meta>
</file>